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olid Small Circular Bullet List </text:h>
      <text:list xml:id="list1303442298" text:style-name="L1">
        <text:list-item>
          <text:p text:style-name="P1">Mac OS X</text:p>
        </text:list-item>
        <text:list-item>
          <text:p text:style-name="P1">Linux</text:p>
        </text:list-item>
        <text:list-item>
          <text:p text:style-name="P1">Solar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52:54</meta:creation-date>
    <dc:date>2009-06-23T14:51:22</dc:date>
    <meta:editing-duration>PT00H19M10S</meta:editing-duration>
    <meta:editing-cycles>4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3" meta:character-count="56"/>
  </office:meta>
</office:document-meta>
</file>